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01">
            <text:p>1201</text:p>
          </table:table-cell>
          <table:table-cell table:style-name="ce22" office:value-type="float" office:value="371">
            <text:p>37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233">
            <text:p>23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73">
            <text:p>1773</text:p>
          </table:table-cell>
          <table:table-cell table:style-name="ce22" office:value-type="float" office:value="193">
            <text:p>19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255">
            <text:p>5255</text:p>
          </table:table-cell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75">
            <text:p>147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5">
            <text:p>108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17">
            <text:p>2917</text:p>
          </table:table-cell>
          <table:table-cell table:style-name="ce22" office:value-type="float" office:value="1473">
            <text:p>147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172">
            <text:p>8172</text:p>
          </table:table-cell>
          <table:table-cell table:style-name="ce22" office:value-type="float" office:value="2640">
            <text:p>26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